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0200001A160000016245B5B5F4.svm" manifest:media-type=""/>
  <manifest:file-entry manifest:full-path="Pictures/200000B200000B450000032333022D77.svm" manifest:media-type=""/>
  <manifest:file-entry manifest:full-path="Pictures/200000AA0000126A00000162EE4603AF.svm" manifest:media-type=""/>
  <manifest:file-entry manifest:full-path="Pictures/2000009A0000110C00000162FA37FBF8.svm" manifest:media-type=""/>
  <manifest:file-entry manifest:full-path="Pictures/2000008A00000A6700000365026B074D.svm" manifest:media-type=""/>
  <manifest:file-entry manifest:full-path="Pictures/2000010200001A180000016284D8AE61.svm" manifest:media-type=""/>
  <manifest:file-entry manifest:full-path="Pictures/200000F2000018B3000001620841B6D9.svm" manifest:media-type=""/>
  <manifest:file-entry manifest:full-path="Pictures/200000B20000132700000162E258B72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9.5cm" style:rel-column-width="32767*"/>
    </style:style>
    <style:style style:name="表格3.B" style:family="table-column">
      <style:table-column-properties style:column-width="9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499cm" style:rel-column-width="32761*"/>
    </style:style>
    <style:style style:name="表格1.B" style:family="table-column">
      <style:table-column-properties style:column-width="9.502cm" style:rel-column-width="32774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9.5cm" style:rel-column-width="32767*"/>
    </style:style>
    <style:style style:name="表格2.B" style:family="table-column">
      <style:table-column-properties style:column-width="9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3" style:family="paragraph" style:parent-style-name="Standard">
      <style:text-properties fo:font-weight="bold" style:letter-kerning="true" style:language-asian="zh" style:country-asian="TW" style:font-weight-asian="bold" style:font-weight-complex="bold"/>
    </style:style>
    <style:style style:name="P4" style:family="paragraph" style:parent-style-name="Standard">
      <style:text-properties style:language-asian="zh" style:country-asian="TW"/>
    </style:style>
    <style:style style:name="P5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letter-kerning="true" style:language-asian="zh" style:country-asian="TW" style:font-weight-asian="bold" style:font-weight-complex="bold"/>
    </style:style>
    <style:style style:name="P8" style:family="paragraph" style:parent-style-name="Table_20_Contents">
      <style:text-properties fo:font-weight="bold" style:letter-kerning="true" style:font-name-asian="Times New Roman" style:language-asian="zh" style:country-asian="TW" style:font-weight-asian="bold" style:font-weight-complex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normal" style:language-asian="zh" style:country-asian="TW" style:font-weight-asian="normal" style:font-weight-complex="normal"/>
    </style:style>
    <style:style style:name="P11" style:family="paragraph" style:parent-style-name="Table_20_Contents">
      <style:text-properties style:font-name="SimSun" fo:font-weight="normal" style:font-name-asian="SimSun" style:language-asian="zh" style:country-asian="TW" style:font-weight-asian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3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4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15" style:family="paragraph" style:parent-style-name="Table_20_Contents">
      <style:text-properties fo:font-weight="bold" style:letter-kerning="true" style:language-asian="zh" style:country-asian="TW" style:font-weight-asian="bold" style:font-weight-complex="bold"/>
    </style:style>
    <style:style style:name="P16" style:family="paragraph" style:parent-style-name="Table_20_Contents">
      <style:text-properties fo:font-weight="bold" style:letter-kerning="true" style:font-name-asian="Times New Roman" style:language-asian="zh" style:country-asian="TW" style:font-weight-asian="bold" style:font-weight-complex="bold"/>
    </style:style>
    <style:style style:name="P17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T1" style:family="text">
      <style:text-properties style:language-asian="zh" style:country-asian="TW"/>
    </style:style>
    <style:style style:name="T2" style:family="text">
      <style:text-properties fo:font-weight="bold" style:letter-kerning="true" style:font-name-asian="Times New Roman" style:language-asian="zh" style:country-asian="TW" style:font-weight-asian="bold" style:font-weight-complex="bold"/>
    </style:style>
    <style:style style:name="T3" style:family="text">
      <style:text-properties style:letter-kerning="true" style:font-name-asian="Times New Roman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\sigma &lt; N(\mu, \sigma) &lt; \sigma] = 0.68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2 \sigma &lt; N(\mu, \sigma) &lt; 2 \sigma] = 0.95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3 \sigma &lt; N(\mu, \sigma) &lt; 3 \sigma] = 0.997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1.7291 &lt; T(df=19) &lt; -1.7291] = 0.90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2.093 &lt; T(df=19) &lt; -2.093] = 0.95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[-2.5395 &lt; T(df=19) &lt; -2.5395] = 0.98"/>
    </style:style>
    <style:style style:name="fr7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\frac{\bar{X} - \mu}{S/\sqrt{n}} \sim t(n-1)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-0.064cm, -0.064cm, -0.064cm, -0.064cm)" draw:luminance="0%" draw:contrast="0%" draw:red="0%" draw:green="0%" draw:blue="0%" draw:gamma="100%" draw:color-inversion="false" draw:image-opacity="100%" draw:color-mode="standard" TexMathsArgs="16§display§\frac{1}{\sqrt{2\pi} \sigma} e^{- \frac{1}{2} [(x-\mu)/\sigma]^2}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門大學 資訊工程系 <text:s text:c="3"/>102 學年度上學期 <text:s text:c="9"/>機率統計 <text:s text:c="8"/>期末考 <text:s text:c="9"/>出題者：陳鍾誠</text:p>
      <text:p text:style-name="P12">考生姓名： <text:s text:c="47"/>學號： <text:s text:c="43"/>得分：</text:p>
      <text:p text:style-name="P5">基本資料與公式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">常態分布的公式為 <draw:frame draw:style-name="fr8" draw:name="圖形10" text:anchor-type="as-char" svg:y="-0.829cm" svg:width="4.741cm" svg:height="1.413cm" draw:z-index="7"><draw:image xlink:href="Pictures/200000B200000B450000032333022D77.svm" xlink:type="simple" xlink:show="embed" xlink:actuate="onLoad"/></draw:frame></text:p>
            <text:p text:style-name="P2">已知常態分布有下列特性：</text:p>
            <text:p text:style-name="P5"><draw:frame draw:style-name="fr1" draw:name="圖形1" text:anchor-type="as-char" svg:y="-0.466cm" svg:width="7.036cm" svg:height="0.621cm" draw:z-index="1"><draw:image xlink:href="Pictures/2000009A0000110C00000162FA37FBF8.svm" xlink:type="simple" xlink:show="embed" xlink:actuate="onLoad"/></draw:frame></text:p>
            <text:p text:style-name="P5"><draw:frame draw:style-name="fr2" draw:name="圖形2" text:anchor-type="as-char" svg:y="-0.466cm" svg:width="7.597cm" svg:height="0.621cm" draw:z-index="2"><draw:image xlink:href="Pictures/200000AA0000126A00000162EE4603AF.svm" xlink:type="simple" xlink:show="embed" xlink:actuate="onLoad"/></draw:frame></text:p>
            <text:p text:style-name="P5"><draw:frame draw:style-name="fr3" draw:name="圖形4" text:anchor-type="as-char" svg:y="-0.466cm" svg:width="7.9cm" svg:height="0.621cm" draw:z-index="0"><draw:image xlink:href="Pictures/200000B20000132700000162E258B726.svm" xlink:type="simple" xlink:show="embed" xlink:actuate="onLoad"/></draw:frame></text:p>
          </table:table-cell>
          <table:table-cell table:style-name="表格3.B1" office:value-type="string">
            <text:p text:style-name="P7">T 分布公式為 <draw:frame draw:style-name="fr7" draw:name="圖形7" text:anchor-type="as-char" svg:y="-0.938cm" svg:width="4.397cm" svg:height="1.528cm" draw:z-index="6"><draw:image xlink:href="Pictures/2000008A00000A6700000365026B074D.svm" xlink:type="simple" xlink:show="embed" xlink:actuate="onLoad"/></draw:frame></text:p>
            <text:p text:style-name="P3">已知自由度為 19 的 t分布有下列特性：</text:p>
            <text:p text:style-name="P7"><draw:frame draw:style-name="fr4" draw:name="圖形5" text:anchor-type="as-char" svg:y="-0.466cm" svg:width="9.114cm" svg:height="0.621cm" draw:z-index="4"><draw:image xlink:href="Pictures/2000010200001A180000016284D8AE61.svm" xlink:type="simple" xlink:show="embed" xlink:actuate="onLoad"/></draw:frame></text:p>
            <text:p text:style-name="P7"><draw:frame draw:style-name="fr5" draw:name="圖形3" text:anchor-type="as-char" svg:y="-0.466cm" svg:width="9.14cm" svg:height="0.621cm" draw:z-index="3"><draw:image xlink:href="Pictures/200000F2000018B3000001620841B6D9.svm" xlink:type="simple" xlink:show="embed" xlink:actuate="onLoad"/></draw:frame></text:p>
            <text:p text:style-name="P7"><draw:frame draw:style-name="fr6" draw:name="圖形6" text:anchor-type="as-char" svg:y="-0.466cm" svg:width="9.167cm" svg:height="0.621cm" draw:z-index="5"><draw:image xlink:href="Pictures/2000010200001A160000016245B5B5F4.svm" xlink:type="simple" xlink:show="embed" xlink:actuate="onLoad"/></draw:frame></text:p>
          </table:table-cell>
        </table:table-row>
      </table:table>
      <text:p text:style-name="P2"/>
      <text:p text:style-name="P5">(所有題目均必須寫出完整的推論過程)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1. 簡答題 (每題 5%)</text:p>
            <text:p text:style-name="P5">(a) 何謂敘述統計？何謂推論統計？兩者有何不同？</text:p>
            <text:p text:style-name="P5"/>
            <text:p text:style-name="P5"/>
            <text:p text:style-name="P5"/>
            <text:p text:style-name="P5">(b) 何謂點估計？何謂區間估計？兩者有何不同？</text:p>
            <text:p text:style-name="P5"/>
            <text:p text:style-name="P5"/>
            <text:p text:style-name="P5"/>
            <text:p text:style-name="P5">(c) 何謂假設檢定？何謂顯著性檢定？兩者有何不同？</text:p>
            <text:p text:style-name="P5"/>
            <text:p text:style-name="P5"/>
            <text:p text:style-name="P5"/>
            <text:p text:style-name="P5">(d) 何謂中央極限定理？</text:p>
            <text:p text:style-name="P5"/>
            <text:p text:style-name="P5"/>
            <text:p text:style-name="P5"/>
            <text:p text:style-name="P5"/>
            <text:p text:style-name="P5">(e) 何謂虛無假設 H0？何謂研究假設H1？</text:p>
            <text:p text:style-name="P5"/>
            <text:p text:style-name="P5"/>
            <text:p text:style-name="P5"/>
            <text:p text:style-name="P5"/>
            <text:p text:style-name="P5"/>
            <text:p text:style-name="P5">(f) 請說明變異數分析 ANOVA 的用途為何？ </text:p>
            <text:p text:style-name="P5"/>
            <text:p text:style-name="P5"/>
            <text:p text:style-name="P5"/>
            <text:p text:style-name="P5"/>
            <text:p text:style-name="P5">(g) 請說明迴歸分析的功能與用途為何？ </text:p>
            <text:p text:style-name="P5"/>
            <text:p text:style-name="P5"><text:line-break/></text:p>
            <text:p text:style-name="P5">(h) 請問何種分布可以用來檢定或估計變異數的信賴區間？</text:p>
            <text:p text:style-name="P5"/>
            <text:p text:style-name="P5"><text:span text:style-name="T1"/></text:p>
            <text:p text:style-name="P5"/>
          </table:table-cell>
          <table:table-cell table:style-name="表格1.B1" office:value-type="string">
            <text:p text:style-name="P7">2. 估計：</text:p>
            <text:p text:style-name="P7"/>
            <text:p text:style-name="P7">經由隨機抽樣我們取得下列互相獨立的樣本 X，且我們已計算出樣本變異數 var(X) 與平均數 mean(X)：</text:p>
            <text:p text:style-name="P7">&gt; X = c(2, 3, 5, <text:s/>2, 1, 3, 5, 4, 3, 2, 3, 2, 3, 1, 2, 3, 4, 5, 3, 2)</text:p>
            <text:p text:style-name="P7">&gt; var(X)</text:p>
            <text:p text:style-name="P7">[1] 1.463158</text:p>
            <text:p text:style-name="P7">&gt; sd(X)</text:p>
            <text:p text:style-name="P7">[1] 1.209611</text:p>
            <text:p text:style-name="P7">&gt; mean(X)</text:p>
            <text:p text:style-name="P7">[1] 2.9</text:p>
            <text:p text:style-name="P7"/>
            <text:p text:style-name="P7">請根據此一公式進行下列計算與推估：</text:p>
            <text:p text:style-name="P7"/>
            <text:p text:style-name="P7">(a) 假如已知母體標準差為 1.25，請估計母體平均數的 98% 信賴區間。(10%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(b) 假如母體的標準差未知，請估計母體平均數的 95% 信賴區間。(10%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3">考生姓名： <text:s text:c="47"/>學號： <text:s text:c="43"/></text:p>
      <text:p text:style-name="P4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5">3. </text:p>
            <text:p text:style-name="P5">(a) 請說明下列 R 操作的意義，並加上註解。 (5%)</text:p>
            <text:p text:style-name="P5"><text:span text:style-name="T3"/></text:p>
            <text:p text:style-name="P5"><text:span text:style-name="T3">var.test(x,y)</text:span></text:p>
            <text:p text:style-name="P8"/>
            <text:p text:style-name="P8"><text:s text:c="8"/>F test to compare two variances</text:p>
            <text:p text:style-name="P8"/>
            <text:p text:style-name="P8">data: <text:s/>x and y </text:p>
            <text:p text:style-name="P8">F = 1.0973, num df = 24, denom df = 24, p-value = 0.8219</text:p>
            <text:p text:style-name="P8">alternative hypothesis: true ratio of variances is not equal to 1 </text:p>
            <text:p text:style-name="P8">95 percent confidence interval:</text:p>
            <text:p text:style-name="P8"><text:s/>0.4835609 2.4901548 </text:p>
            <text:p text:style-name="P8">sample estimates:</text:p>
            <text:p text:style-name="P8">ratio of variances </text:p>
            <text:p text:style-name="P8"><text:s text:c="10"/>1.097334 </text:p>
            <text:p text:style-name="P8"/>
            <text:p text:style-name="P8">(b) 請問上述檢定的對立假設 H1 為何？檢定結果是否應承認對立假設呢？為甚麼？ (5%)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表格2.B1" office:value-type="string">
            <text:p text:style-name="P6">4. </text:p>
            <text:p text:style-name="P5">(a) 請說明下列 R 操作的意義，並加上註解。 (5%)</text:p>
            <text:p text:style-name="P6"/>
            <text:p text:style-name="P6">t.test(x, alternative="greater", mu=4.8)</text:p>
            <text:p text:style-name="P6"/>
            <text:p text:style-name="P6"><text:s text:c="8"/>One Sample t-test</text:p>
            <text:p text:style-name="P6"/>
            <text:p text:style-name="P6">data: <text:s/>x </text:p>
            <text:p text:style-name="P6">t = 1.2671, df = 24, p-value = 0.1086</text:p>
            <text:p text:style-name="P6">alternative hypothesis: true mean is greater than 4.8 </text:p>
            <text:p text:style-name="P6">95 percent confidence interval:</text:p>
            <text:p text:style-name="P6"><text:s/>4.584244 <text:s text:c="5"/>Inf </text:p>
            <text:p text:style-name="P6">sample estimates:</text:p>
            <text:p text:style-name="P6">mean of x </text:p>
            <text:p text:style-name="P6"><text:s/>5.415983 </text:p>
            <text:p text:style-name="P6"/>
            <text:p text:style-name="P6"/>
            <text:p text:style-name="P8">(b) 請問上述檢定的對立假設 H1 為何？檢定結果是否應承認對立假設呢？為甚麼？ (5%)</text:p>
          </table:table-cell>
        </table:table-row>
        <table:table-row>
          <table:table-cell table:style-name="表格2.A2" office:value-type="string">
            <text:p text:style-name="P5">5. </text:p>
            <text:p text:style-name="P5">(a) 請說明下列 R 操作的意義，並加上註解。 (5%)</text:p>
            <text:p text:style-name="Table_20_Contents"/>
            <text:p text:style-name="Table_20_Contents">&gt; t.test(x, y, var.equal=TRUE)</text:p>
            <text:p text:style-name="Table_20_Contents"/>
            <text:p text:style-name="Table_20_Contents"><text:s text:c="8"/>Two Sample t-test</text:p>
            <text:p text:style-name="Table_20_Contents"/>
            <text:p text:style-name="Table_20_Contents">data: <text:s/>x and y</text:p>
            <text:p text:style-name="Table_20_Contents">t = 0.7519, df = 38, p-value = 0.4567</text:p>
            <text:p text:style-name="Table_20_Contents">alternative hypothesis: true difference in means is not equal to 0</text:p>
            <text:p text:style-name="Table_20_Contents">95 percent confidence interval:</text:p>
            <text:p text:style-name="Table_20_Contents"><text:s/>-0.3973599 <text:s/>0.8669515</text:p>
            <text:p text:style-name="Table_20_Contents">sample estimates:</text:p>
            <text:p text:style-name="Table_20_Contents">mean of x mean of y </text:p>
            <text:p text:style-name="Table_20_Contents"><text:s/>5.266664 <text:s/>5.031868 </text:p>
            <text:p text:style-name="Table_20_Contents"/>
            <text:p text:style-name="P8">(b) 請問上述檢定結果的顯著性是多少？其虛無假設 H0 為何？ 檢定結果是否能否決 H0 呢？ 為甚麼？(5%)</text:p>
            <text:p text:style-name="P8"/>
            <text:p text:style-name="P8"/>
            <text:p text:style-name="P8"/>
            <text:p text:style-name="P8"/>
          </table:table-cell>
          <table:table-cell table:style-name="表格2.B2" office:value-type="string">
            <text:p text:style-name="P5">6. </text:p>
            <text:p text:style-name="P5">(a) 請說明下列 R 操作的意義，並加上註解。 (5%)</text:p>
            <text:p text:style-name="P11">&gt; X = rnorm(40, mu1, 1)</text:p>
            <text:p text:style-name="P11">&gt; Y = c(X, rnorm(10, mu2, 1))</text:p>
            <text:p text:style-name="P11">&gt; B = c(A, rep(5, 10))</text:p>
            <text:p text:style-name="P11">&gt; YB = data.frame(Y, B)</text:p>
            <text:p text:style-name="P11">&gt; aov.YB = aov(Y~B, data=YB)</text:p>
            <text:p text:style-name="P11">&gt; summary(aov.YB)</text:p>
            <text:p text:style-name="P11"><text:s text:c="12"/>Df Sum Sq Mean Sq F value <text:s/>Pr(&gt;F) <text:s text:c="2"/></text:p>
            <text:p text:style-name="P11">B <text:s text:c="11"/>1 <text:s/>10.15 <text:s/>10.152 <text:s text:c="3"/>9.84 0.00292 **</text:p>
            <text:p text:style-name="P11">Residuals <text:s text:c="2"/>48 <text:s/>49.52 <text:s text:c="2"/>1.032 <text:s text:c="13"/></text:p>
            <text:p text:style-name="P11">---</text:p>
            <text:p text:style-name="P11">Signif. codes: <text:s/>0 ‘***’ 0.001 ‘**’ 0.01 ‘*’ 0.05 ‘.’ 0.1 ‘ ’ 1</text:p>
            <text:p text:style-name="P9"><text:span text:style-name="T1">(b) </text:span><text:span text:style-name="T2">請問上述變異數分析，其虛無假設 H0 為何？ 分析結果是否能否決 H0 呢？為甚麼？ (5%)</text:span>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4-01-07T08:26:40.89</dc:date>
    <meta:editing-duration>PT11H1M22S</meta:editing-duration>
    <meta:editing-cycles>103</meta:editing-cycles>
    <meta:generator>LibreOffice/3.5$Windows_x86 LibreOffice_project/7122e39-92ed229-498d286-15e43b4-d70da21</meta:generator>
    <meta:print-date>2013-12-30T16:35:29.62</meta:print-date>
    <meta:document-statistic meta:table-count="3" meta:image-count="8" meta:object-count="0" meta:page-count="2" meta:paragraph-count="91" meta:word-count="547" meta:character-count="2344" meta:non-whitespace-character-count="1759"/>
  </office:meta>
</office:document-meta>
</file>